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co0" style:family="text">
      <style:text-properties fo:color="#666666" fo:font-style="italic" fo:font-family="Consolas" fo:font-size="14pt" fo:border="0pt none"/>
    </style:style>
    <style:style style:name="highlight_sy0" style:family="text">
      <style:text-properties fo:color="#66cc66" fo:font-family="Consolas" fo:font-size="14pt" fo:font-style="normal" fo:border="0pt 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p text:style-name="Text_20_body"><text:a xlink:type="simple" xlink:href="http://szit.hu/doku.php?id=oktatas:linux" text:style-name="Internet_20_link" text:visited-style-name="Visited_20_Internet_20_Link">&lt; Linux</text:a></text:p>
      <text:h text:style-name="Heading_20_1" text:outline-level="1"><text:bookmark text:name="oktatas:linux:előkészítés"/><text:bookmark-start text:name="__RefHeading___szerver_előkészítése_1"/><text:bookmark-start text:name="szerver_előkészítése"/>Szerver előkészítése<text:bookmark-end text:name="__RefHeading___szerver_előkészítése_1"/><text:bookmark-end text:name="szerver_előkészítése"/></text:h>
      <text:list text:style-name="List_20_1" text:continue-numbering="false">
        <text:list-item>
          <text:p text:style-name="List_20_1_Content_First"> <text:span text:style-name="Strong_20_Emphasis">Szerző:</text:span> Sallai András</text:p>
        </text:list-item>
        <text:list-item>
          <text:p text:style-name="List_20_1_Content"> Copyright (c) Sallai András, 2018</text:p>
        </text:list-item>
        <text:list-item>
          <text:p text:style-name="List_20_1_Content"> <text:a xlink:type="simple" xlink:href="https://creativecommons.org/licenses/by-sa/4.0/" text:style-name="Internet_20_link" text:visited-style-name="Visited_20_Internet_20_Link">CC Attribution-Share Alike 4.0 International</text:a></text:p>
        </text:list-item>
        <text:list-item>
          <text:p text:style-name="List_20_1_Content_Last"> Web: <text:a xlink:type="simple" xlink:href="http://szit.hu" text:style-name="Internet_20_link" text:visited-style-name="Visited_20_Internet_20_Link">http://szit.hu</text:a></text:p>
        </text:list-item>
      </text:list>
      <text:h text:style-name="Heading_20_2" text:outline-level="2"><text:bookmark-start text:name="__RefHeading___bevezetés_2"/><text:bookmark-start text:name="bevezetés"/>Bevezetés<text:bookmark-end text:name="__RefHeading___bevezetés_2"/><text:bookmark-end text:name="bevezetés"/></text:h>
      <text:p text:style-name="Text_20_body">Amikor telepítesz egy új Debian GNU/Linux szervert,
érdemes néhány beállítást elvégezni. Ezzel növeljük a
rendszer biztonságát, megbízhatóságát. </text:p>
      <text:h text:style-name="Heading_20_2" text:outline-level="2"><text:bookmark-start text:name="__RefHeading___új_felhasználó_készítése_3"/><text:bookmark-start text:name="új_felhasználó_készítése"/>Új felhasználó készítése<text:bookmark-end text:name="__RefHeading___új_felhasználó_készítése_3"/><text:bookmark-end text:name="új_felhasználó_készítése"/></text:h>
      <text:p text:style-name="Text_20_body">Készítsünk egy felhasználót a root helyet, akinek 
a nevében elvégezzük majd a rendszergazdai feladatokat.</text:p>
      <text:p text:style-name="Text_20_body">Az új felhasználónak a sudoval adhatunk jogokat, ezért 
telepítenünk kell azt:</text:p>
      <text:p text:style-name="Preformatted_20_Text">apt install sudo</text:p>
      <text:p text:style-name="Text_20_body">Válasszunk egy tetszőleges adminisztrátori nevet. 
Legyen például admina. Vegyük fel a felhasználót:</text:p>
      <text:p text:style-name="Preformatted_20_Text">adduser admina</text:p>
      <text:p text:style-name="Text_20_body">Tegyük a sudo csoportba:</text:p>
      <text:p text:style-name="Preformatted_20_Text">usermod -aG sudo admina</text:p>
      <text:h text:style-name="Heading_20_2" text:outline-level="2"><text:bookmark-start text:name="__RefHeading___alaptűzfal_beállítása_4"/><text:bookmark-start text:name="alaptűzfal_beállítása"/>Alaptűzfal beállítása<text:bookmark-end text:name="__RefHeading___alaptűzfal_beállítása_4"/><text:bookmark-end text:name="alaptűzfal_beállítása"/></text:h>
      <text:p text:style-name="Text_20_body">Láncok ürítése:</text:p>
      <text:p text:style-name="Preformatted_20_Text">iptables -F</text:p>
      <text:p text:style-name="Text_20_body">Saját láncok törlése:</text:p>
      <text:p text:style-name="Preformatted_20_Text">iptables -X</text:p>
      <text:p text:style-name="Text_20_body">Számlálók nullázása:</text:p>
      <text:p text:style-name="Preformatted_20_Text">iptables -Z</text:p>
      <text:p text:style-name="Text_20_body">Nat tábla láncainak ürítése:</text:p>
      <text:p text:style-name="Preformatted_20_Text">iptables -t nat -F</text:p>
      <text:p text:style-name="Text_20_body">Alapértelmezett irányelvek, minden tiltva, kivéve kifele:</text:p>
      <text:p text:style-name="Preformatted_20_Text">iptables -P FORWARD DROP<text:line-break/>iptables -P INPUT<text:s text:c="3"/>DROP<text:line-break/>iptables -P OUTPUT<text:s text:c="2"/>ACCEPT</text:p>
      <text:p text:style-name="Text_20_body">A már meglévő kapcsolatok engedélyezése:</text:p>
      <text:p text:style-name="Preformatted_20_Text">iptables -A INPUT -m state --state ESTABLISHED,RELATED -j ACCEPT</text:p>
      <text:p text:style-name="Text_20_body">Helyi kapcsolatok engedélyezése:</text:p>
      <text:p text:style-name="Preformatted_20_Text">iptables -A INPUT -s 127.0.0.0/8 -d 127.0.0.0/8 -i lo -j ACCEPT</text:p>
      <text:p text:style-name="Text_20_body">SSH engedélyezése befele:</text:p>
      <text:p text:style-name="Preformatted_20_Text">iptables -A INPUT -p tcp --dport 22 -m state --state NEW -j ACCEPT</text:p>
      <text:h text:style-name="Heading_20_2" text:outline-level="2"><text:bookmark-start text:name="__RefHeading___a_tűzfal_perzisztensé_tétele_5"/><text:bookmark-start text:name="a_tűzfal_perzisztensé_tétele"/>A tűzfal perzisztensé tétele<text:bookmark-end text:name="__RefHeading___a_tűzfal_perzisztensé_tétele_5"/><text:bookmark-end text:name="a_tűzfal_perzisztensé_tétele"/></text:h>
      <text:p text:style-name="Text_20_body">A szükséges csomag telepítése:</text:p>
      <text:p text:style-name="Preformatted_20_Text">apt install netfilter-persistent</text:p>
      <text:p text:style-name="Text_20_body">Plugin telepítése:</text:p>
      <text:p text:style-name="Preformatted_20_Text">apt install iptables-persistent</text:p>
      <text:p text:style-name="Text_20_body">Igaz, ez utóbbi telepítésével fel kerül a netfilter-persistent csomag is.</text:p>
      <text:p text:style-name="Text_20_body">A csomag konfiguráló rákérdez, hogy szeretnénk a 
meglévő tűzfal szabályokat menteni. Ezt megteszi
IPv4 és IPv6 esetén:</text:p>
      <text:p text:style-name="Preformatted_20_Text">Csomag konfiguráció<text:line-break/><text:line-break/><text:line-break/>| iptables-persistent konfigurálása |<text:line-break/><text:line-break/>Current iptables rules can be saved to the configuration file<text:line-break/>/etc/iptables/rules.v4. These rules will then be loaded automatically<text:line-break/>during system startup.<text:line-break/><text:line-break/>Rules are only saved automatically during package installation. See the<text:line-break/>manual page of iptables-save(8) for instructions on keeping the rules<text:line-break/>file up-to-date.<text:line-break/><text:line-break/>Save current IPv4 rules?<text:line-break/><text:line-break/><text:s text:c="15"/>&lt;Igen&gt;<text:s text:c="15"/>&lt;Nem&gt;<text:line-break/></text:p>
      <text:p text:style-name="Preformatted_20_Text">Csomag konfiguráció<text:line-break/><text:line-break/><text:line-break/>| iptables-persistent konfigurálása |<text:line-break/><text:line-break/>Current iptables rules can be saved to the configuration file<text:line-break/>/etc/iptables/rules.v6. These rules will then be loaded automatically<text:line-break/>during system startup.<text:line-break/><text:line-break/>Rules are only saved automatically during package installation. See the<text:line-break/>manual page of ip6tables-save(8) for instructions on keeping the rules<text:line-break/>file up-to-date.<text:line-break/><text:line-break/>Save current IPv6 rules?<text:line-break/><text:line-break/><text:s text:c="15"/>&lt;Igen&gt;<text:s text:c="15"/>&lt;Nem&gt;<text:line-break/></text:p>
      <text:p text:style-name="Text_20_body">Újrakonfigurálás:</text:p>
      <text:p text:style-name="Preformatted_20_Text">dpkg-reconfigure iptables-persistent</text:p>
      <text:p text:style-name="Text_20_body">De kézzel is elmenthetjük tűzfal-szabályokat:</text:p>
      <text:p text:style-name="Preformatted_20_Text">iptables-save &gt;/etc/iptables/rules.v4<text:line-break/>ip6tables-save &gt;/etc/iptables/rules.v6</text:p>
      <text:p text:style-name="Text_20_body">A iptables-persistent csomag függőségként telepíti a netfilter-persistent 
csomagot. Ezzel a tűzfal perzisztenciája szabályozható:</text:p>
      <text:p text:style-name="Preformatted_20_Text">netfilter-persistent flush<text:line-break/>netfilter-persistent save</text:p>
      <text:list text:style-name="List_20_1" text:continue-numbering="false">
        <text:list-item>
          <text:p text:style-name="List_20_1_Content_First"> A flush parancs az aktuális tűzfal szabályokat törli.</text:p>
        </text:list-item>
        <text:list-item>
          <text:p text:style-name="List_20_1_Content_Last"> A save parancs elmenti az aktuális tűzfal szabályokat, a visszaállításhoz. </text:p>
        </text:list-item>
      </text:list>
      <text:h text:style-name="Heading_20_2" text:outline-level="2"><text:bookmark-start text:name="__RefHeading___távoli_hozzáférés_engedélyezése_6"/><text:bookmark-start text:name="távoli_hozzáférés_engedélyezése"/>Távoli hozzáférés engedélyezése<text:bookmark-end text:name="__RefHeading___távoli_hozzáférés_engedélyezése_6"/><text:bookmark-end text:name="távoli_hozzáférés_engedélyezése"/></text:h>
      <text:p text:style-name="Text_20_body">Távoli bejelentkezéshez használjunk SSH kulcsot. </text:p>
      <text:p text:style-name="Text_20_body">A helyi gépen készítsük el a nyilvános kulcspárt.</text:p>
      <text:p text:style-name="Preformatted_20_Text">ssh-keygen -t rsa</text:p>
      <text:p text:style-name="Text_20_body">Létrejön egy $HOME/.ssh/id_rsa titkos kulcs, és egy
$HOME/.ssh/id_rsa.pub nyilvános kulcs.</text:p>
      <text:p text:style-name="Text_20_body">A nyilvános kulcsot másoljuk a távoli gépre.
Ehhez adjuk ki a parancsot helyben:</text:p>
      <text:p text:style-name="Preformatted_20_Text">scp $HOME/.ssh/id_rsa.pub janos@192.168.5.6:/tmp/id_rsa.pub</text:p>
      <text:p text:style-name="Text_20_body">A távoli gépen tegyük a nyilvános kulcsot a helyére:</text:p>
      <text:p text:style-name="Preformatted_20_Text">cat /tmp/id_rsa.pub &gt;&gt; /home/janos/.ssh/authorized_keys</text:p>
      <text:p text:style-name="Text_20_body">Az alábbi helyen leírást talál a kulcsalapú hitelesítésről:</text:p>
      <text:list text:style-name="List_20_1" text:continue-numbering="false">
        <text:list-item>
          <text:p text:style-name="LastListParagraph_List_20_1_Content_First"> <text:a xlink:type="simple" xlink:href="http://szit.hu/doku.php?id=oktatas:linux:t%C3%A1voli_el%C3%A9r%C3%A9s#automatikus_bejelentkezés" text:style-name="Internet_20_link" text:visited-style-name="Visited_20_Internet_20_Link">Kulcs alapú hitelesítés</text:a></text:p>
        </text:list-item>
      </text:list>
      <text:h text:style-name="Heading_20_2" text:outline-level="2"><text:bookmark-start text:name="__RefHeading___függelék_7"/><text:bookmark-start text:name="függelék"/>Függelék<text:bookmark-end text:name="__RefHeading___függelék_7"/><text:bookmark-end text:name="függelék"/></text:h>
      <text:h text:style-name="Heading_20_3" text:outline-level="3"><text:bookmark-start text:name="__RefHeading___ufw_tűzfal_8"/><text:bookmark-start text:name="ufw_tűzfal"/>Ufw tűzfal<text:bookmark-end text:name="__RefHeading___ufw_tűzfal_8"/><text:bookmark-end text:name="ufw_tűzfal"/></text:h>
      <text:p text:style-name="Text_20_body">Az ufw azt ígéri egyszerűbben állíthatjuk be a tűzfalat.
Az ufw a telepítendő csomag neve, és a használható 
parancs is ez. </text:p>
      <text:p text:style-name="Text_20_body">Telepítés:</text:p>
      <text:p text:style-name="Preformatted_20_Text">apt install ufw</text:p>
      <text:p text:style-name="Text_20_body">Az ufw gyorsan munkára bírható. Engedélyezzük a távoli SSH elérést:</text:p>
      <text:p text:style-name="Preformatted_20_Text">ufw allow ssh</text:p>
      <text:p text:style-name="Text_20_body">Engedélyezzük magát a tűzfalat:</text:p>
      <text:p text:style-name="Preformatted_20_Text">ufw enable</text:p>
      <text:p text:style-name="Text_20_body">Ellenőrizzük:</text:p>
      <text:p text:style-name="Preformatted_20_Text">ufw status</text:p>
      <text:p text:style-name="Text_20_body">Az ufw csomaggal kialakított tűzfal újraindítás után is működik, így 
nem kell külön gondoskodni róla.</text:p>
      <text:h text:style-name="Heading_20_3" text:outline-level="3"><text:bookmark-start text:name="__RefHeading___tűzfal_szabályok_automatizálása_egyszerűen_9"/><text:bookmark-start text:name="tűzfal_szabályok_automatizálása_egyszerűen"/>Tűzfal szabályok automatizálása egyszerűen<text:bookmark-end text:name="__RefHeading___tűzfal_szabályok_automatizálása_egyszerűen_9"/><text:bookmark-end text:name="tűzfal_szabályok_automatizálása_egyszerűen"/></text:h>
      <text:p text:style-name="Text_20_body">Ebben a részben a tűzfal szabályokat egyszerűen egy fájlba
mentjük, amit egy scripttel töltünk vissza az /etc/network
könyvtár segítségével. A szükséges programok a 
iptables-save és iptables-restore, de ezek alapból telepítésre
kerülnek, az iptables paranccsal együtt.</text:p>
      <text:p text:style-name="Text_20_body">Mentsük el a tűzfal aktuális állapotát egy fájlba. Például:</text:p>
      <text:p text:style-name="Preformatted_20_Text">iptables-save &gt; /etc/iptables.up.rules</text:p>
      <text:p text:style-name="Text_20_body">Hozzunk létre egy scriptet a /etc/network/if-pre-up.d/ könyvtárban:</text:p>
      <text:p text:style-name="Preformatted_20_Text">nano /etc/network/if-pre-up.d/iptables</text:p>
      <text:p text:style-name="Text_20_body">A tartalma a következő legyen:</text:p>
      <table:table table:style-name="Table">
        <table:table-column table:style-name="odt_auto_style_table_column_1_1"/>
        <table:table-row>
          <table:table-cell office:value-type="string" table:style-name="PluginODTAutoStyle_TableCell_1">
            <text:p text:style-name="PluginODTAutoStyle_Paragraph_2"><text:span text:style-name="highlight_co0">#!/bin/sh</text:span><text:line-break/><text:span text:style-name="highlight_sy0">/</text:span>sbin<text:span text:style-name="highlight_sy0">/</text:span>iptables-restore <text:span text:style-name="highlight_sy0">&lt;</text:span> <text:span text:style-name="highlight_sy0">/</text:span>etc<text:span text:style-name="highlight_sy0">/</text:span>iptables.up.rules</text:p>
          </table:table-cell>
        </table:table-row>
      </table:table>
      <text:p text:style-name="Text_20_body">Adjunk futtatási jogot a scriptre:</text:p>
      <text:p text:style-name="Preformatted_20_Text">chmod +x /etc/network/if-pre-up.d/iptables</text:p>
      <text:p text:style-name="Text_20_body">Természetesen megoldás lenne, egy systemd script írása is.</text:p>
      <text:h text:style-name="Heading_20_2" text:outline-level="2"><text:bookmark-start text:name="__RefHeading___forrás_10"/><text:bookmark-start text:name="forrás"/>Forrás<text:bookmark-end text:name="__RefHeading___forrás_10"/><text:bookmark-end text:name="forrás"/></text:h>
      <text:list text:style-name="List_20_1" text:continue-numbering="false">
        <text:list-item>
          <text:p text:style-name="List_20_1_Content_First"> <text:a xlink:type="simple" xlink:href="https://www.digitalocean.com/community/tutorials/initial-server-setup-with-ubuntu-18-04" text:style-name="Internet_20_link" text:visited-style-name="Visited_20_Internet_20_Link">https://www.digitalocean.com/</text:a> (2018)</text:p>
        </text:list-item>
        <text:list-item>
          <text:p text:style-name="List_20_1_Content"> <text:a xlink:type="simple" xlink:href="https://wiki.debian.org/DebianFirewall" text:style-name="Internet_20_link" text:visited-style-name="Visited_20_Internet_20_Link">https://wiki.debian.org/DebianFirewall</text:a> (2018)</text:p>
        </text:list-item>
        <text:list-item>
          <text:p text:style-name="List_20_1_Content_Last"> <text:a xlink:type="simple" xlink:href="https://wiki.debian.org/iptables" text:style-name="Internet_20_link" text:visited-style-name="Visited_20_Internet_20_Link">https://wiki.debian.org/iptables</text:a> (2018)</text:p>
        </text:list-item>
      </text:list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astListParagraph_List_20_1_Content_First" style:display-name="Last List 1 Content First" style:parent-style-name="List_20_1_Content_First" style:class="html" style:next-style-name="Text_20_body" style:family="paragraph">
      <style:paragraph-properties fo:margin-top="0.5cm"/>
    </style:style>
    <style:style style:name="highlight_list_numbers_text_style" style:display-name="Source Code Numbers style" style:family="text">
      <style:text-properties fo:color="#000000"/>
    </style:style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co0" style:family="text">
      <style:text-properties fo:color="#666666" fo:font-style="italic" fo:font-family="Consolas" fo:font-size="14pt" fo:border="0pt none"/>
    </style:style>
    <style:style style:name="highlight_sy0" style:family="text">
      <style:text-properties fo:color="#66cc66" fo:font-family="Consolas" fo:font-size="14pt" fo:font-style="normal" fo:border="0pt none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7-02-19e "Frusterick Manners"</meta:generator>
    <meta:initial-creator>Generated</meta:initial-creator>
    <meta:creation-date>1970-01-01T01::00:00</meta:creation-date>
    <dc:creator>Generated</dc:creator>
    <dc:date>1970-01-01T01::00:00</dc:date>
    <dc:language>en-US</dc:language>
    <meta:editing-cycles>1</meta:editing-cycles>
    <meta:editing-duration>PT0S</meta:editing-duration>
    <dc:title>oktatas:linux:előkészítés</dc:title>
  </office:meta>
</office:document-meta>
</file>